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7 *</text:p>
          </table:table-cell>
          <table:table-cell table:style-name="ce1" office:value-type="string" calcext:value-type="string">
            <text:p>2016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68737" calcext:value-type="float">
            <text:p>68737</text:p>
          </table:table-cell>
          <table:table-cell office:value-type="float" office:value="56370" calcext:value-type="float">
            <text:p>5637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63491" calcext:value-type="float">
            <text:p>-63491</text:p>
          </table:table-cell>
          <table:table-cell office:value-type="float" office:value="-52935" calcext:value-type="float">
            <text:p>-52935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5246" calcext:value-type="float">
            <text:p>5246</text:p>
          </table:table-cell>
          <table:table-cell office:value-type="float" office:value="3435" calcext:value-type="float">
            <text:p>3435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3464" calcext:value-type="float">
            <text:p>3464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5" calcext:value-type="float">
            <text:p>0,55</text:p>
          </table:table-cell>
          <table:table-cell office:value-type="float" office:value="0.03" calcext:value-type="float">
            <text:p>0,03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2" office:value-type="float" office:value="6351201" calcext:value-type="float">
            <text:p>6351201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7 *</text:p>
          </table:table-cell>
          <table:table-cell table:style-name="ce1" office:value-type="string" calcext:value-type="string">
            <text:p>2016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40641" calcext:value-type="float">
            <text:p>40641</text:p>
          </table:table-cell>
          <table:table-cell office:value-type="float" office:value="40013" calcext:value-type="float">
            <text:p>40013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8502" calcext:value-type="float">
            <text:p>18502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59156" calcext:value-type="float">
            <text:p>59156</text:p>
          </table:table-cell>
          <table:table-cell office:value-type="float" office:value="56519" calcext:value-type="float">
            <text:p>56519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30573" calcext:value-type="float">
            <text:p>30573</text:p>
          </table:table-cell>
          <table:table-cell office:value-type="float" office:value="29260" calcext:value-type="float">
            <text:p>2926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8583" calcext:value-type="float">
            <text:p>28583</text:p>
          </table:table-cell>
          <table:table-cell office:value-type="float" office:value="27259" calcext:value-type="float">
            <text:p>27259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59156" calcext:value-type="float">
            <text:p>59156</text:p>
          </table:table-cell>
          <table:table-cell office:value-type="float" office:value="56519" calcext:value-type="float">
            <text:p>565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2:53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LibreOffice/5.4.2.2$Windows_X86_64 LibreOffice_project/22b09f6418e8c2d508a9eaf86b2399209b0990f4</meta:generator>
    <dc:date>2017-11-22T12:23:03.406000000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